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16" style:family="table">
      <style:table-properties style:width="15.928cm" table:align="margins"/>
    </style:style>
    <style:style style:name="Tabla16.A" style:family="table-column">
      <style:table-column-properties style:column-width="15.928cm" style:rel-column-width="65535*"/>
    </style:style>
    <style:style style:name="Tabla1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style:font-size-asian="10.5pt" style:font-weight-asian="bold" style:font-name-complex="Garamon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1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officeooo:rsid="00044f53" officeooo:paragraph-rsid="00044f53" style:font-size-asian="20pt" style:font-weight-asian="bold" style:font-size-complex="20pt"/>
    </style:style>
    <style:style style:name="P1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</style:style>
    <style:style style:name="P20" style:family="paragraph" style:parent-style-name="Standard">
      <style:text-properties style:font-name="Garamond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ea18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style:font-name="Courier New1" fo:font-weight="bold" style:font-weight-asian="bold" style:font-weight-complex="bold"/>
    </style:style>
    <style:style style:name="T5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1" fo:font-weight="bold" style:font-weight-asian="bold" style:font-weight-complex="bold"/>
    </style:style>
    <style:style style:name="T10" style:family="text">
      <style:text-properties fo:color="#000000" style:font-size-asian="10.5pt"/>
    </style:style>
    <style:style style:name="T11" style:family="text">
      <style:text-properties fo:color="#000000" style:font-size-asian="10.5pt" style:font-name-complex="Garamon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SV. IES Haría</text:p>
      <text:p text:style-name="P15">UT3-A5</text:p>
      <text:p text:style-name="P2">Rutas – Gestión de archivos y directorios</text:p>
      <text:p text:style-name="P2"/>
      <text:p text:style-name="P9"/>
      <text:p text:style-name="P4"/>
      <text:p text:style-name="P8">Práctica</text:p>
      <text:list xml:id="list258749356" text:style-name="L1">
        <text:list-item>
          <text:p text:style-name="P17">Ejecuta los comandos necesarios para obtener lo que se pide.</text:p>
        </text:list-item>
        <text:list-item>
          <text:p text:style-name="P17">Si no se especifica el directorio actual, puedes ejecutar el comando desde el directorio que quieras.</text:p>
        </text:list-item>
        <text:list-item>
          <text:p text:style-name="P19"><text:span text:style-name="T5">Inserta en las cajas de texto los comandos ejecutados mostrando el </text:span><text:span text:style-name="T6">prompt del sistema</text:span><text:span text:style-name="T5">. </text:span></text:p>
        </text:list-item>
        <text:list-item>
          <text:p text:style-name="P18">Ejemplo:</text:p>
        </text:list-item>
      </text:list>
      <text:p text:style-name="P4"/>
      <text:p text:style-name="P13">usuario@a1pc00:~$ mkdir prueba-practica</text:p>
      <text:p text:style-name="P4"/>
      <text:p text:style-name="P4"><text:span text:style-name="T1">1</text:span>. Dentro de la carpeta de usuario crea la carpeta <text:span text:style-name="T1">temp</text:span> (si no existe) y dentro de ésta, la carpeta <text:span text:style-name="T1">prueba-practica. </text:span>Hazlo con una sola orden.</text:p>
      <text:p text:style-name="P4"/>
      <text:p text:style-name="P4">Inserta la línea de <text:s/>comandos que ejecutaste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1"/>
          </table:table-cell>
        </table:table-row>
      </table:table>
      <text:p text:style-name="P4"/>
      <text:p text:style-name="P4"><text:span text:style-name="T1">2</text:span>. Crea dentro del directorio prueba-practica la siguiente jerarquía de directorios y archivos:<text:span text:style-name="T7"> </text:span></text:p>
      <text:p text:style-name="P14"><text:s text:c="4"/>. <text:s/></text:p>
      <text:p text:style-name="P14"><text:s text:c="4"/>├── documentos </text:p>
      <text:p text:style-name="P14"><text:s text:c="4"/>│ <text:s text:c="2"/>├── musica </text:p>
      <text:p text:style-name="P14"><text:s text:c="4"/>│ <text:s text:c="2"/>│ <text:s text:c="2"/>├── disco1 </text:p>
      <text:p text:style-name="P14"><text:s text:c="4"/>│ <text:s text:c="2"/>│ <text:s text:c="2"/>├── <text:span text:style-name="T3">tema01.mp3</text:span> </text:p>
      <text:p text:style-name="P14"><text:s text:c="4"/>│ <text:s text:c="2"/>│ <text:s text:c="2"/>└── <text:span text:style-name="T3">tema02.ogg </text:span></text:p>
      <text:p text:style-name="P14"><text:s text:c="4"/>│ <text:s text:c="2"/>├── videos </text:p>
      <text:p text:style-name="P14"><text:s text:c="4"/>│ <text:s text:c="2"/>└── apuntes </text:p>
      <text:p text:style-name="P14"><text:s text:c="4"/>│ <text:s text:c="6"/>├── ssv </text:p>
      <text:p text:style-name="P14"><text:s text:c="4"/>│ <text:s text:c="6"/>│ <text:s text:c="2"/>└── <text:span text:style-name="T3">gestion_permisos.odt </text:span></text:p>
      <text:p text:style-name="P14"><text:s text:c="4"/>│ <text:s text:c="6"/>└── ofi <text:s text:c="11"/></text:p>
      <text:p text:style-name="P14"><text:s text:c="4"/>└── escritorio </text:p>
      <text:p text:style-name="P14"><text:s text:c="8"/>├── <text:span text:style-name="T3">apuntes_comodines.pdf</text:span></text:p>
      <text:p text:style-name="P14"><text:span text:style-name="T3"><text:s text:c="8"/></text:span><text:span text:style-name="T8">└──</text:span><text:span text:style-name="T3"> uso_tablas.pdf </text:span></text:p>
      <text:p text:style-name="P4"/>
      <text:p text:style-name="P4">Inserta <text:s/>las líneas de <text:s/>comandos que ejecutaste, deben ser las menos posibles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1"/>
          </table:table-cell>
        </table:table-row>
      </table:table>
      <text:p text:style-name="P4"/>
      <text:p text:style-name="P4"><text:span text:style-name="T1">3. </text:span>Entra en la carpeta <text:span text:style-name="T7">escritorio</text:span>. Copia <text:span text:style-name="T4">apuntes_comodines.pdf</text:span> al directorio <text:span text:style-name="T7">ssv</text:span></text:p>
      <text:p text:style-name="P4"/>
      <text:p text:style-name="P4">Inserta l<text:bookmark-start text:name="__DdeLink__629_784605719"/>a línea de <text:s/>comandos<text:bookmark-end text:name="__DdeLink__629_784605719"/> ejecutaste, deben ser las menos posible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/>
          </table:table-cell>
        </table:table-row>
      </table:table>
      <text:p text:style-name="P6"/>
      <text:p text:style-name="P7"/>
      <text:p text:style-name="P10"><text:soft-page-break/><text:span text:style-name="T1">4</text:span>. Copia <text:span text:style-name="T4">uso_tablas.pdf</text:span> a la carpeta <text:span text:style-name="T9">ofi</text:span><text:span text:style-name="T4"> </text:span>con el nombre <text:span text:style-name="T4">apuntes_tablas.pdf, </text:span></text:p>
      <text:p text:style-name="P6"/>
      <text:p text:style-name="P4">Inserta la línea de <text:s/>comandos que ejecutaste, <text:span text:style-name="T11">deben ser las menos posibles:</text:span>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/>
          </table:table-cell>
        </table:table-row>
      </table:table>
      <text:p text:style-name="P6"/>
      <text:p text:style-name="P6"><text:span text:style-name="T1">5</text:span>. Entra en la carpeta <text:span text:style-name="T7">documentos</text:span>. Elimina todos los archivos contenidos en la carpeta <text:span text:style-name="T7">escritorio</text:span></text:p>
      <text:p text:style-name="P6"/>
      <text:p text:style-name="P5">Inserta las líneas de <text:s/>comandos que ejecutaste, <text:span text:style-name="T10">deben ser las menos posibles:</text:span> 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2"/>
            <text:p text:style-name="P12"/>
          </table:table-cell>
        </table:table-row>
      </table:table>
      <text:p text:style-name="P1"/>
      <text:p text:style-name="P1"><text:span text:style-name="T1">6</text:span>. Mueve la carpeta <text:span text:style-name="T7">musica</text:span> y todo su contenido a la carpeta <text:span text:style-name="T7">escritorio</text:span></text:p>
      <text:p text:style-name="P1"/>
      <text:p text:style-name="P5">Inserta la línea de <text:s/>comandos que ejecutaste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2"/>
          </table:table-cell>
        </table:table-row>
      </table:table>
      <text:p text:style-name="P1"/>
      <text:p text:style-name="P1">Entra en la carpeta <text:span text:style-name="T7">prueba-practica</text:span>, ejecuta <text:span text:style-name="T7">tree</text:span> e inserta una captura de pantalla del resultad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/>
          </table:table-cell>
        </table:table-row>
      </table:table>
      <text:p text:style-name="P3"/>
      <text:p text:style-name="P1"><text:span text:style-name="T2">7</text:span>. Desde eldirectorio <text:span text:style-name="T7">prueba-practica</text:span>. Elimina el contenido de la carpeta <text:span text:style-name="T7">apuntes</text:span></text:p>
      <text:p text:style-name="P1"/>
      <text:p text:style-name="P5">Inserta a línea de <text:s/>comandos que ejecutaste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2"/>
          </table:table-cell>
        </table:table-row>
      </table:table>
      <text:p text:style-name="P1"/>
      <text:p text:style-name="P1">Ejecuta <text:span text:style-name="T7">tree</text:span> (se supone que estás en la carpeta prueba-practica)) e inserta una captura de pantalla del resultad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/>
          </table:table-cell>
        </table:table-row>
      </table:table>
      <text:p text:style-name="P1"/>
      <text:p text:style-name="P1"><text:span text:style-name="T2">8</text:span>. Elimina la carpeta <text:span text:style-name="T7">prueba-practica</text:span></text:p>
      <text:p text:style-name="P1"/>
      <text:p text:style-name="P5">Inserta los comandos que ejecutaste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/>
          </table:table-cell>
        </table:table-row>
      </table:table>
      <text:p text:style-name="P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8-11-27T20:37:49.314410485</dc:date>
    <meta:print-date>2006-12-12T00:09:40</meta:print-date>
    <dc:language>es-ES</dc:language>
    <meta:editing-cycles>86</meta:editing-cycles>
    <meta:editing-duration>P1DT12H44M7S</meta:editing-duration>
    <meta:document-statistic meta:table-count="10" meta:image-count="0" meta:object-count="0" meta:page-count="2" meta:paragraph-count="41" meta:word-count="311" meta:character-count="2062" meta:non-whitespace-character-count="1657"/>
    <meta:user-defined meta:name="Info 1"/>
    <meta:user-defined meta:name="Info 2"/>
    <meta:user-defined meta:name="Info 3"/>
    <meta:user-defined meta:name="Info 4"/>
  </office:meta>
</office:document-meta>
</file>